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TDScannerImpl.skipInvalidEnumeration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TDScannerImpl.scanEntityDecl(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52">
            <text:p text:style-name="Table_20_Contents">152</text:p>
          </table:table-cell>
        </table:table-row>
        <table:table-row>
          <table:table-cell office:value-type="string">
            <text:p text:style-name="Table_20_Contents">XMLDTDScannerImpl.scanMixed( String el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XMLDTDScannerImpl.reset( XML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TDScannerImpl.XMLDTDScannerImpl( SymbolTable symbolTable , XMLErrorReporter errorReporter , XMLEntityManager entit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TDScannerImpl.scanConditionalSect( int currPEDepth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XMLDTDScannerImpl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Impl.setDTDContentModelHandler( XMLDTDContentModelHandler dtdContentMode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Impl.scanDecls( boolean complete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XMLDTDScannerImpl.skipSeparator( boolean spaceRequired , boolean lookForPERef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DTDScannerImpl.setDTDHandler( XML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Impl.setInputSource( XMLInputSource input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DTDScannerImpl.scanEntityValue( XMLString value , XMLString nonNormalizedValu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XMLDTDScannerImpl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Impl.pushContentStack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ScannerImpl.scanAttDefaultDecl( String elName , String atName , String type , XMLString defaultVal , XMLString nonNormalizedDefaultV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DTDScannerImpl.scanTextDec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MLDTDScannerImpl.XMLDTDScann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DTDScannerImpl.ensureEnumerationSize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ScannerImpl.scanPIData( String target , XML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TDScannerImpl.scanDTDInternalSubset( boolean complete , boolean standalone , boolean hasExternalSub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DTDScannerImpl.peekReport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Impl.setScannerState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ScannerImpl.pushPEStack( int depth , boolean re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DTDScannerImpl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Scanner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TDScannerImpl.scanDTDExternalSubset( boolean comple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DTDScannerImpl.scanAttlistDecl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XMLDTDScannerImpl.scanCom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DTDScannerImpl.scanNotationDecl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XMLDTDScannerImpl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ScannerImpl.getScannerStateName( int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TDScannerImpl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Impl.getDTDContentMode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Impl.endEntity( String name , Augmentations au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XMLDTDScannerImpl.startEntity( String name , XMLResourceIdentifier identifier , String encoding , Augmentations au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DTDScannerImpl.scanChildren( String elNam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XMLDTDScannerImpl.scanAttType( String elName , String atNam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XMLDTDScannerImpl.scanElementDecl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XMLDTDScannerImpl.popContent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Impl.popPE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Impl.startPE( String name , boolean liter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DTDScannerImp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DTDScannerImpl.scanningInternal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